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LO-normal" style:master-page-name="MPF0" style:family="paragraph">
      <style:paragraph-properties fo:break-before="page"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3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4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5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6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7" style:parent-style-name="LO-normal" style:family="paragraph">
      <style:paragraph-properties fo:text-align="center" fo:line-height="150%" fo:text-indent="0.4923in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font-size="14pt" style:font-size-asian="14pt" style:font-size-complex="14pt"/>
    </style:style>
    <style:style style:name="P11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LO-norma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LO-normal" style:family="paragraph">
      <style:paragraph-properties fo:text-align="center" fo:line-height="150%" fo:text-indent="0.5118in">
        <style:tab-stops>
          <style:tab-stop style:type="left" style:position="0.4923in"/>
        </style:tab-stops>
      </style:paragraph-properties>
      <style:text-properties style:font-name="Times New Roman" style:font-name-asian="Times New Roman" style:font-name-complex="Times New Roman" fo:font-weight="bold" style:font-weight-asian="bold" fo:font-variant="small-caps" fo:font-size="14pt" style:font-size-asian="14pt" style:font-size-complex="14pt"/>
    </style:style>
    <style:style style:name="P17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" style:parent-style-name="LO-normal" style:family="paragraph">
      <style:paragraph-properties fo:text-align="center" fo:line-height="150%" fo:text-indent="0.4923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2" style:parent-style-name="LO-normal" style:family="paragraph">
      <style:paragraph-properties fo:text-align="center" fo:line-height="150%" fo:text-indent="0.4923in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6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32" style:family="table-column">
      <style:table-column-properties style:column-width="3.018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2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LO-normal" style:family="paragraph">
      <style:paragraph-properties fo:widows="0" fo:orphans="0" fo:text-align="justify" fo:line-height="150%" fo:text-indent="0.4923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LO-normal" style:family="paragraph">
      <style:paragraph-properties fo:widows="0" fo:orphans="0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LO-normal" style:family="paragraph">
      <style:paragraph-properties fo:widows="0" fo:orphans="0"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LO-normal" style:family="paragraph">
      <style:paragraph-properties fo:widows="0" fo:orphans="0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LO-normal" style:family="paragraph">
      <style:paragraph-properties fo:widows="0" fo:orphans="0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LO-normal" style:family="paragraph">
      <style:paragraph-properties fo:widows="0" fo:orphans="0"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LO-normal" style:family="paragraph">
      <style:paragraph-properties fo:text-align="center" fo:line-height="15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break-before="page"/>
    </style:style>
    <style:style style:name="P59" style:parent-style-name="Standard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6" style:parent-style-name="Textbody" style:family="paragraph">
      <style:paragraph-properties fo:margin-bottom="0in" fo:line-height="137%"/>
      <style:text-properties style:font-name="Times New Roman" fo:color="#000000" fo:font-size="14pt" style:font-size-asian="14pt" style:font-size-complex="14pt"/>
    </style:style>
    <style:style style:name="P67" style:parent-style-name="Textbody" style:family="paragraph">
      <style:text-properties style:font-name="Times New Roman" fo:font-size="14pt" style:font-size-asian="14pt" style:font-size-complex="14pt"/>
    </style:style>
    <style:style style:name="P68" style:parent-style-name="Textbody" style:family="paragraph">
      <style:paragraph-properties fo:margin-bottom="0in" fo:line-height="137%" fo:text-indent="0.2958in"/>
      <style:text-properties style:font-name="Times New Roman" fo:color="#000000" fo:font-size="14pt" style:font-size-asian="14pt" style:font-size-complex="14pt"/>
    </style:style>
    <style:style style:name="P69" style:parent-style-name="Textbody" style:family="paragraph">
      <style:paragraph-properties fo:margin-bottom="0in" fo:line-height="137%"/>
      <style:text-properties style:font-name="Times New Roman" fo:color="#000000" fo:font-size="14pt" style:font-size-asian="14pt" style:font-size-complex="14pt"/>
    </style:style>
    <style:style style:name="P70" style:parent-style-name="Textbody" style:family="paragraph">
      <style:paragraph-properties fo:margin-bottom="0in" fo:line-height="137%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6" style:parent-style-name="LO-normal" style:family="paragraph">
      <style:text-properties style:font-name="Times New Roman" fo:font-size="14pt" style:font-size-asian="14pt" style:font-size-complex="14pt"/>
    </style:style>
    <style:style style:name="P77" style:parent-style-name="LO-normal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78" style:parent-style-name="LO-normal" style:family="paragraph">
      <style:paragraph-properties fo:text-align="justify" fo:line-height="150%" fo:text-indent="0.4916in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7" style:parent-style-name="LO-normal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88" style:parent-style-name="LO-normal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89" style:parent-style-name="LO-normal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90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1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2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3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95" style:family="table-column">
      <style:table-column-properties style:column-width="1.6715in"/>
    </style:style>
    <style:style style:name="TableColumn96" style:family="table-column">
      <style:table-column-properties style:column-width="1.6715in"/>
    </style:style>
    <style:style style:name="TableColumn97" style:family="table-column">
      <style:table-column-properties style:column-width="1.6715in"/>
    </style:style>
    <style:style style:name="TableColumn98" style:family="table-column">
      <style:table-column-properties style:column-width="1.6715in"/>
    </style:style>
    <style:style style:name="Table94" style:family="table">
      <style:table-properties style:width="6.6861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O-normal" style:family="paragraph">
      <style:paragraph-properties fo:text-align="center" fo:line-height="150%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O-normal" style:family="paragraph">
      <style:paragraph-properties fo:text-align="center" fo:line-height="150%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O-normal" style:family="paragraph">
      <style:paragraph-properties fo:text-align="center" fo:line-height="150%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O-normal" style:family="paragraph">
      <style:paragraph-properties fo:text-align="center" fo:line-height="150%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LO-normal" style:family="paragraph">
      <style:paragraph-properties fo:text-align="center" fo:line-height="150%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text-position="super 64.2%"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3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LO-normal" style:family="paragraph">
      <style:paragraph-properties fo:text-align="justify" fo:line-height="150%" fo:text-indent="0.4916in"/>
    </style:style>
    <style:style style:name="P155" style:parent-style-name="LO-normal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LO-normal" style:family="paragraph">
      <style:paragraph-properties fo:text-align="justify" fo:line-height="150%" fo:text-indent="0.5in"/>
    </style:style>
  </office:automatic-styles>
  <office:body>
    <office:text text:use-soft-page-breaks="true">
      <text:p text:style-name="P1">МИНОБРНАУКИ РОССИИ</text:p>
      <text:p text:style-name="P3"/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</text:span><text:span text:style-name="T9">федра МО 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ОТЧЕТ</text:p>
      <text:p text:style-name="P17">по лабораторной работе №3</text:p>
      <text:p text:style-name="P18"><text:span text:style-name="T19">по дисциплине «</text:span><text:span text:style-name="T20">Параллельные алгоритмы</text:span><text:span text:style-name="T21">»</text:span></text:p>
      <text:p text:style-name="P22"><text:span text:style-name="T23">Тема:<text:s/></text:span><text:bookmark-start text:name="docs-internal-guid-fc9ab1ee-7fff-e780-80"/><text:bookmark-end text:name="docs-internal-guid-fc9ab1ee-7fff-e780-80"/><text:span text:style-name="T24">Параллельное умножение матриц.</text:span></text:p>
      <text:p text:style-name="Textbody"><text:line-break/><text:span text:style-name="T25">.</text:span></text:p>
      <text:p text:style-name="Textbody"><text:line-break/></text:p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Студент гр.<text:s/></text:span><text:span text:style-name="T39">93</text:span><text:span text:style-name="T40">0</text:span><text:span text:style-name="T41">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Попов Д.С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Сергеева Е.И.</text:p>
          </table:table-cell>
        </table:table-row>
      </table:table>
      <text:p text:style-name="P53"/>
      <text:p text:style-name="P54"><text:s text:c="8"/>Санкт-Петербург</text:p>
      <text:p text:style-name="P55"><text:span text:style-name="T56"><text:s text:c="7"/>20</text:span><text:span text:style-name="T57">22</text:span></text:p>
      <text:soft-page-break/>
      <text:h text:style-name="P58" text:outline-level="2">Цель работы.</text:h>
      <text:p text:style-name="P59"><text:bookmark-start text:name="docs-internal-guid-e7ba1841-7fff-ba6b-e9"/><text:bookmark-end text:name="docs-internal-guid-e7ba1841-7fff-ba6b-e9"/><text:span text:style-name="T60">Реализовать параллельный алгоритм и алгоритм «быстрого» умножения <text:s text:c="2"/>матриц.</text:span></text:p>
      <text:p text:style-name="P61"/>
      <text:p text:style-name="P62">Задание.</text:p>
      <text:p text:style-name="LO-normal"><text:span text:style-name="T63"><text:tab/></text:span><text:bookmark-start text:name="docs-internal-guid-a82efb38-7fff-a3f0-fc"/><text:bookmark-end text:name="docs-internal-guid-a82efb38-7fff-a3f0-fc"/><text:span text:style-name="T64">4.1 Реализовать<text:s/></text:span><text:span text:style-name="T65">параллельный алгоритм умножения матриц. </text:span></text:p>
      <text:p text:style-name="P66">Исследовать масштабируемость выполненной реализации.</text:p>
      <text:p text:style-name="P67"/>
      <text:p text:style-name="P68"><text:s text:c="4"/>4.2 Реализовать параллельный алгоритм “быстрого” умножения матриц (Штрассена или его модификации).</text:p>
      <text:list text:style-name="LFO3" text:continue-numbering="true">
        <text:list-item>
          <text:p text:style-name="P69">Проверить, что результаты вычислений реализаций 4.1 и 4.2<text:s/>совпадают.</text:p>
        </text:list-item>
        <text:list-item>
          <text:p text:style-name="P70"><text:span text:style-name="T71">Сравнить производительность с реализацией 4.1 на больших размерностях данных (порядка 10</text:span><text:span text:style-name="T72">4</text:span><text:span text:style-name="T73"><text:s/>– 10</text:span><text:span text:style-name="T74">6</text:span><text:span text:style-name="T75">).</text:span></text:p>
        </text:list-item>
      </text:list>
      <text:p text:style-name="P76"/>
      <text:p text:style-name="Textbody"/>
      <text:h text:style-name="Заголовок2" text:outline-level="2">Выполнение работы.</text:h>
      <text:p text:style-name="P77">Класс Matrix представляет из себя двойной вектор для хранения данных, размер стороны, а<text:s/>также<text:s/>перегруженные операторы +, -, *<text:s/>и ==.</text:p>
      <text:p text:style-name="P78"><text:span text:style-name="T79">Для параллельного алгоритма умножения матриц была реализована функция<text:s/></text:span><text:span text:style-name="T80">matrixMultiplication,<text:s/></text:span><text:span text:style-name="T81">которая принимает два указателя на класс матрицы Matrix. Каждому потоку достается<text:s/></text:span><text:span text:style-name="T82">определенная область,</text:span><text:span text:style-name="T83"><text:s/>в которой необходимо провести умножение и отобразить р</text:span><text:span text:style-name="T84">езультат на<text:s/></text:span><text:span text:style-name="T85">результирующую</text:span><text:span text:style-name="T86"><text:s/>матрицу.</text:span></text:p>
      <text:p text:style-name="P87">Алгоритм «быстрого» умножения представлен функцией matrixStrassenMultiplication, которому на вход так же подается два указателя матриц. Для реализации алгоритма Штрассена были реализованы лямбды, которые «собирают» и «разбивают» матрицу из/на 4 подматрицы, а также рекурсивная лямбда, задача которой производить разбиение и подсчет до тех пор, пока подматрицы не станут размером 64, ибо дальнейшее разбиение не целесообразно.</text:p>
      <text:p text:style-name="P88">Для наглядности также была реализовано однопоточное умножение.</text:p>
      <text:p text:style-name="P89"/>
      <text:p text:style-name="P90"/>
      <text:p text:style-name="P91">Сравнение производительности параллельного и «быстрого» алгоритмов.</text:p>
      <text:p text:style-name="P92"/>
      <text:p text:style-name="P93">В таблице 1 представлено время выполнения для каждого алгоритма, при разных размерах<text:s/>матрицы: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Размер матриц</text:p>
          </table:table-cell>
          <table:table-cell table:style-name="TableCell102">
            <text:p text:style-name="P103">Однопоточная</text:p>
          </table:table-cell>
          <table:table-cell table:style-name="TableCell104">
            <text:p text:style-name="P105">Параллельная</text:p>
          </table:table-cell>
          <table:table-cell table:style-name="TableCell106">
            <text:p text:style-name="P107">Штрассе</text:p>
          </table:table-cell>
        </table:table-row>
        <table:table-row table:style-name="TableRow108">
          <table:table-cell table:style-name="TableCell109">
            <text:p text:style-name="P110"><text:span text:style-name="T111">10</text:span><text:span text:style-name="T112">4</text:span></text:p>
          </table:table-cell>
          <table:table-cell table:style-name="TableCell113">
            <text:p text:style-name="P114">132</text:p>
          </table:table-cell>
          <table:table-cell table:style-name="TableCell115">
            <text:p text:style-name="P116">27</text:p>
          </table:table-cell>
          <table:table-cell table:style-name="TableCell117">
            <text:p text:style-name="P118">14</text:p>
          </table:table-cell>
        </table:table-row>
        <table:table-row table:style-name="TableRow119">
          <table:table-cell table:style-name="TableCell120">
            <text:p text:style-name="P121"><text:span text:style-name="T122">10</text:span><text:span text:style-name="T123">6</text:span></text:p>
          </table:table-cell>
          <table:table-cell table:style-name="TableCell124">
            <text:p text:style-name="P125">2800</text:p>
          </table:table-cell>
          <table:table-cell table:style-name="TableCell126">
            <text:p text:style-name="P127">740</text:p>
          </table:table-cell>
          <table:table-cell table:style-name="TableCell128">
            <text:p text:style-name="P129"><text:span text:style-name="T130">369</text:span></text:p>
          </table:table-cell>
        </table:table-row>
        <table:table-row table:style-name="TableRow131">
          <table:table-cell table:style-name="TableCell132">
            <text:p text:style-name="P133"><text:span text:style-name="T134">10</text:span><text:span text:style-name="T135">8</text:span></text:p>
          </table:table-cell>
          <table:table-cell table:style-name="TableCell136">
            <text:p text:style-name="P137">7487</text:p>
          </table:table-cell>
          <table:table-cell table:style-name="TableCell138">
            <text:p text:style-name="P139">2048</text:p>
          </table:table-cell>
          <table:table-cell table:style-name="TableCell140">
            <text:p text:style-name="P141">912</text:p>
          </table:table-cell>
        </table:table-row>
        <table:table-row table:style-name="TableRow142">
          <table:table-cell table:style-name="TableCell143">
            <text:p text:style-name="P144"><text:span text:style-name="T145">10</text:span><text:span text:style-name="T146">10</text:span></text:p>
          </table:table-cell>
          <table:table-cell table:style-name="TableCell147">
            <text:p text:style-name="P148">13680</text:p>
          </table:table-cell>
          <table:table-cell table:style-name="TableCell149">
            <text:p text:style-name="P150">5837</text:p>
          </table:table-cell>
          <table:table-cell table:style-name="TableCell151">
            <text:p text:style-name="P152">2940</text:p>
          </table:table-cell>
        </table:table-row>
      </table:table>
      <text:p text:style-name="P153"><text:s/>Таблица 1 – Зависимость времени выполнения от размера матриц</text:p>
      <text:p text:style-name="P154"/>
      <text:p text:style-name="Textbodyuser"/>
      <text:h text:style-name="Заголовок2" text:outline-level="2">Выводы.</text:h>
      <text:p text:style-name="P155">В ходе выполнения лабораторной работы была реализована программа на языке программировании С++<text:s/>для умножения матриц. Было<text:s/>произведено сравнение<text:s/>и установлено, что алгоритм Штрассе показывает наилучший результат.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LO-normal" style:next-style-name="LO-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LO-normal" style:next-style-name="LO-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LO-normal" style:next-style-name="LO-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LO-normal" style:display-name="LO-normal" style:family="paragraph">
      <style:paragraph-properties fo:widows="2" fo:orphans="2"/>
      <style:text-properties fo:hyphenate="false"/>
    </style:style>
    <style:style style:name="Заголовок" style:display-name="Заголовок" style:family="paragraph" style:parent-style-name="LO-normal" style:next-style-name="LO-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Схемадокумента" style:display-name="Схема документа" style:family="paragraph">
      <style:paragraph-properties fo:widows="2" fo:orphans="2"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Схемадокумента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Переченьрисунков" style:display-name="Перечень рисунков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user">
      <style:text-properties fo:hyphenate="false"/>
    </style:style>
    <style:style style:name="Подзаголовок" style:display-name="Подзаголовок" style:family="paragraph" style:parent-style-name="LO-normal" style:next-style-name="LO-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NumberingSymbols" style:display-name="Numbering Symbols" style:family="text"/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LO-normal" style:family="paragraph">
      <style:paragraph-properties fo:text-align="end" fo:line-height="150%" fo:text-indent="0.4923in">
        <style:tab-stops>
          <style:tab-stop style:type="center" style:position="3.2479in"/>
          <style:tab-stop style:type="right" style:position="6.4965in"/>
        </style:tab-stops>
      </style:paragraph-properties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митрий Попов</dc:creator>
    <meta:creation-date>2021-11-09T18:16:00Z</meta:creation-date>
    <dc:date>2022-11-30T16:57:00Z</dc:date>
    <meta:template xlink:href="Normal" xlink:type="simple"/>
    <meta:editing-cycles>10</meta:editing-cycles>
    <meta:editing-duration>PT25320S</meta:editing-duration>
    <meta:user-defined meta:name="AppVersion">15.0000</meta:user-defined>
    <meta:document-statistic meta:page-count="3" meta:paragraph-count="4" meta:word-count="349" meta:character-count="2335" meta:row-count="16" meta:non-whitespace-character-count="1990"/>
  </office:meta>
</office:document-meta>
</file>